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You work on a team whose job is to understand the most sought after toys for the holiday season. A teammate of yours has built a webcrawler that extracts a list of quotes about toys from different articles. You need to take these quotes and identify which toys are mentioned most frequently. Write an algorithm that identifies the top N toys out of a list of quotes and list of toys.</text:p>
      <text:p text:style-name="Text_20_body">Your algorithm should output the top N toys mentioned most frequently in the quotes.</text:p>
      <text:p text:style-name="Text_20_body"><text:span text:style-name="Strong_20_Emphasis">Input:</text:span><text:line-break/>The input to the function/method consists of five arguments:</text:p>
      <text:p text:style-name="Text_20_body"><text:span text:style-name="Source_20_Text">numToys</text:span>, an integer representing the number of toys<text:line-break/><text:span text:style-name="Source_20_Text">topToys</text:span>, an integer representing the number of top toys your algorithm needs to return;<text:line-break/><text:span text:style-name="Source_20_Text">toys</text:span>, a list of strings representing the toys,<text:line-break/><text:span text:style-name="Source_20_Text">numQuotes</text:span>, an integer representing the number of quotes about toys;<text:line-break/><text:span text:style-name="Source_20_Text">quotes</text:span>, a list of strings that consists of space-sperated words representing articles about toys</text:p>
      <text:p text:style-name="Text_20_body"><text:span text:style-name="Strong_20_Emphasis">Output:</text:span><text:line-break/>Return a list of strings of the most popular N toys in order of most to least frequently mentioned</text:p>
      <text:p text:style-name="Text_20_body"><text:span text:style-name="Strong_20_Emphasis">Note:</text:span><text:line-break/>The comparison of strings is case-insensitive. If the value of topToys is more than the number of toys, return the names of only the toys mentioned in the quotes. If toys are mentioned an equal number of times in quotes, sort alphabetically.</text:p>
      <text:p text:style-name="Text_20_body"><text:span text:style-name="Strong_20_Emphasis">Example 1:</text:span></text:p>
      <text:p text:style-name="Preformatted_20_Text"><text:span text:style-name="Source_20_Text">Input:</text:span></text:p>
      <text:p text:style-name="Preformatted_20_Text"><text:span text:style-name="Source_20_Text">numToys = 6</text:span></text:p>
      <text:p text:style-name="Preformatted_20_Text"><text:span text:style-name="Source_20_Text">topToys = 2</text:span></text:p>
      <text:p text:style-name="Preformatted_20_Text"><text:span text:style-name="Source_20_Text">toys = ["elmo", "elsa", "legos", "drone", "tablet", "warcraft"]</text:span></text:p>
      <text:p text:style-name="Preformatted_20_Text"><text:span text:style-name="Source_20_Text">numQuotes = 6</text:span></text:p>
      <text:p text:style-name="Preformatted_20_Text"><text:span text:style-name="Source_20_Text">quotes = [</text:span></text:p>
      <text:p text:style-name="Preformatted_20_Text"><text:span text:style-name="Source_20_Text">"Elmo is the hottest of the season! Elmo will be on every kid's wishlist!",</text:span></text:p>
      <text:p text:style-name="Preformatted_20_Text"><text:span text:style-name="Source_20_Text">"The new Elmo dolls are super high quality",</text:span></text:p>
      <text:p text:style-name="Preformatted_20_Text"><text:span text:style-name="Source_20_Text">"Expect the Elsa dolls to be very popular this year, Elsa!",</text:span></text:p>
      <text:p text:style-name="Preformatted_20_Text"><text:span text:style-name="Source_20_Text">"Elsa and Elmo are the toys I'll be buying for my kids, Elsa is good",</text:span></text:p>
      <text:p text:style-name="Preformatted_20_Text"><text:span text:style-name="Source_20_Text">"For parents of older kids, look into buying them a drone",</text:span></text:p>
      <text:p text:style-name="Preformatted_20_Text"><text:span text:style-name="Source_20_Text">"Warcraft is slowly rising in popularity ahead of the holiday season"</text:span></text:p>
      <text:p text:style-name="Preformatted_20_Text"><text:span text:style-name="Source_20_Text">];</text:span></text:p>
      <text:p text:style-name="Preformatted_20_Text"/>
      <text:p text:style-name="Preformatted_20_Text"><text:span text:style-name="Source_20_Text">Output:</text:span></text:p>
      <text:p text:style-name="Preformatted_20_Text"><text:span text:style-name="Source_20_Text">["elmo", "elsa"]</text:span></text:p>
      <text:p text:style-name="Preformatted_20_Text"/>
      <text:p text:style-name="Preformatted_20_Text"><text:span text:style-name="Source_20_Text">Explanation:</text:span></text:p>
      <text:p text:style-name="Preformatted_20_Text"><text:span text:style-name="Source_20_Text">elmo - 4</text:span></text:p>
      <text:p text:style-name="Preformatted_20_Text"><text:span text:style-name="Source_20_Text">elsa - 4</text:span></text:p>
      <text:p text:style-name="P1"><text:span text:style-name="Source_20_Text">"elmo" should be placed before "elsa" in the result because "elmo" appears in 3 different quotes and "elsa" appears in 2 different quotes.</text:span></text:p>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18T16:39:18.206130685</meta:creation-date>
    <dc:date>2020-01-18T16:41:32.734568179</dc:date>
    <meta:editing-duration>PT2M15S</meta:editing-duration>
    <meta:editing-cycles>1</meta:editing-cycles>
    <meta:generator>LibreOffice/6.3.4.2$Linux_X86_64 LibreOffice_project/30$Build-2</meta:generator>
    <meta:document-statistic meta:table-count="0" meta:image-count="0" meta:object-count="0" meta:page-count="1" meta:paragraph-count="26" meta:word-count="339" meta:character-count="1930" meta:non-whitespace-character-count="1617"/>
  </office:meta>
</office:document-meta>
</file>